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ypeHierarchyTraversingFilter.AbstractTypeHierarchyTraversingFilter( boolean considerInherited , boolean consider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ypeHierarchyTraversingFilter.match( String className , MetadataReaderFactory metadataRe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ypeHierarchyTraversingFilter.matchSuperClass( String sup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ypeHierarchyTraversingFilter.matchSelf( MetadataReader metadata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ypeHierarchyTraversingFilter.match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ypeHierarchyTraversingFilter.matchInterface( String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ypeHierarchyTraversingFilter.match( MetadataReader metadataReader , MetadataReaderFactory metadataReaderFactory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">
            <text:p text:style-name="Table_20_Contents">3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